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32" style:family="table-cell" style:parent-style-name="Default">
      <style:table-cell-properties fo:background-color="#ffa6a6"/>
    </style:style>
    <style:style style:name="ce35" style:family="table-cell" style:parent-style-name="Default">
      <style:table-cell-properties fo:background-color="#ffd7d7"/>
    </style:style>
    <style:style style:name="ce36" style:family="table-cell" style:parent-style-name="Default">
      <style:table-cell-properties fo:background-color="#f7d1d5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ce38" style:family="table-cell" style:parent-style-name="Default">
      <style:table-cell-properties fo:background-color="#ff8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ce5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/>
          <table:table-cell table:style-name="Default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table:style-name="ce11"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table:style-name="ce38"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9" office:value-type="string" calcext:value-type="string">
            <text:p>https://www.web.com/blog/marketing-plan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/>
          <table:table-cell table:style-name="Default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/>
          <table:table-cell table:style-name="Default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/>
          <table:table-cell table:style-name="Default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/>
          <table:table-cell table:style-name="Default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/>
          <table:table-cell table:style-name="Default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/>
          <table:table-cell table:style-name="Default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/>
          <table:table-cell table:style-name="Default"/>
          <table:table-cell office:value-type="string" calcext:value-type="string">
            <text:p>https://www.web.com/blog/successful-way-market-to-teens/</text:p>
          </table:table-cell>
          <table:table-cell table:number-columns-repeated="5"/>
          <table:table-cell office:value-type="string" calcext:value-type="string">
            <text:p>https://www.web.com/blog/get-connected-use-social-influencers-grow-small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office:value-type="string" calcext:value-type="string">
            <text:p>https://www.web.com/blog/start/website-design/do-i-need-website-or-google-my-business-enough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5"/>
          <table:table-cell office:value-type="string" calcext:value-type="string">
            <text:p>https://www.web.com/blog/selling-on-ebay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/>
          <table:table-cell table:style-name="Default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/>
          <table:table-cell table:style-name="Default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table:style-name="ce9"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why-dedicated-landing-pages-matter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version-rate</text:p>
          </table:table-cell>
          <table:table-cell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to make a mobile friendly websi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creating an online course 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grow-email-list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enefits of having a blog on your small business websit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use WordPress: The beginners guid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guide-to-getting-started-wordpress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benefits-of-wordpress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25" office:value-type="string" calcext:value-type="string">
            <text:p>https://www.web.com/blog/grow/social-media/optimizing-your-blog-to-increase-social-sharing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hat-is-website-security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table:style-name="ce25" office:value-type="string" calcext:value-type="string">
            <text:p>https://www.web.com/website-security/sitelock</text:p>
          </table:table-cell>
          <table:table-cell table:style-name="ce25" office:value-type="string" calcext:value-type="string">
            <text:p>https://www.web.com/website-security/codeguard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attract more visitors to your site 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ebsite-attract-new-customers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website-attract-new-customer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how-to-do-market-research/</text:p>
          </table:table-cell>
          <table:table-cell table:style-name="ce2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content-marketing-for-small-businesses/</text:p>
          </table:table-cell>
          <table:table-cell table:style-name="ce25" office:value-type="string" calcext:value-type="string">
            <text:p>https://www.web.com/blog/writing-viral-social-media-headlines/</text:p>
          </table:table-cell>
          <table:table-cell table:style-name="ce25" office:value-type="string" calcext:value-type="string">
            <text:p>https://www.web.com/blog/reach-influencers-get-response/</text:p>
          </table:table-cell>
          <table:table-cell table:style-name="ce25" office:value-type="string" calcext:value-type="string">
            <text:p>https://www.web.com/blog/design-your-own-website-guide/</text:p>
          </table:table-cell>
          <table:table-cell table:style-name="ce25" office:value-type="string" calcext:value-type="string">
            <text:p>https://www.web.com/blog/website-navigation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brilliant-low-cost-ways-grow-email-marketing-list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table:number-columns-repeated="1003"/>
        </table:table-row>
        <table:table-row table:style-name="ro2">
          <table:table-cell office:value-type="string" calcext:value-type="string">
            <text:p>Market research: Your guide to understanding your customers’ needs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how-to-do-market-research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how-to-do-market-research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ab-testing/</text:p>
          </table:table-cell>
          <table:table-cell table:style-name="ce5" office:value-type="string" calcext:value-type="string">
            <text:p>https://www.web.com/blog/personalize-online-customer-experience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Why you should personalize your online customer experienc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personalize-online-customer-experience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the-ultimate-ppc-strategy-for-small-businesses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is-ppc-marketing/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table:style-name="ce5" office:value-type="string" calcext:value-type="string">
            <text:p>https://www.web.com/blog/grow/seo/SEO-vs-PPC-Whats-the-difference-and-why-you-need-both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Understanding search engine optimization: What is SEO?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hat-is-seo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grow/seo/what-is-seo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lead-generation/do-i-need-ppc-serv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social-media/get-connected--how-to-use-social-influencers-to-grow-your-small-</text:p>
          </table:table-cell>
          <table:table-cell table:style-name="ce5" office:value-type="string" calcext:value-type="string">
            <text:p>https://www.web.com/blog/technical-seo/</text:p>
          </table:table-cell>
          <table:table-cell office:value-type="string" calcext:value-type="string">
            <text:p>https://www.web.com/blog/grow/seo/how-to-do-an-seo-audit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5" office:value-type="string" calcext:value-type="string">
            <text:p>internal-linking-seo-strategy-guide</text:p>
          </table:table-cell>
          <table:table-cell table:style-name="ce5"/>
          <table:table-cell/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table:number-columns-repeated="5"/>
          <table:table-cell table:style-name="ce5" office:value-type="string" calcext:value-type="string">
            <text:p>https://www.web.com/blog/grow/seo/small-business-seo-guide-</text:p>
          </table:table-cell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5" table:number-columns-repeated="1010"/>
        </table:table-row>
        <table:table-row table:style-name="ro2">
          <table:table-cell table:number-columns-repeated="2"/>
          <table:table-cell table:style-name="ce5" office:value-type="string" calcext:value-type="string">
            <text:p>on-page-vs-off-page-seo</text:p>
          </table:table-cell>
          <table:table-cell table:style-name="ce25"/>
          <table:table-cell/>
          <table:table-cell table:style-name="ce25" office:value-type="string" calcext:value-type="string">
            <text:p>https://www.web.com/blog/grow/seo/on-page-vs--off-page-seo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The difference between SEO and PPC: Everything you need to know</text:p>
          </table:table-cell>
          <table:table-cell table:style-name="ce9"/>
          <table:table-cell table:style-name="ce9" office:value-type="string" calcext:value-type="string">
            <text:p>SEO-vs-PPC-Whats-the-difference-and-why-you-need-both</text:p>
          </table:table-cell>
          <table:table-cell table:style-name="ce9" table:number-columns-repeated="2"/>
          <table:table-cell table:style-name="ce9" office:value-type="string" calcext:value-type="string">
            <text:p>https://www.web.com/blog/grow/seo/SEO-vs-PPC-Whats-the-difference-and-why-you-need-both</text:p>
          </table:table-cell>
          <table:table-cell table:style-name="ce9" table:number-columns-repeated="5"/>
          <table:table-cell table:style-name="ce32" office:value-type="string" calcext:value-type="string">
            <text:p>https://www.web.com/online-marketing/small-business-seo-services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benefits-of-seo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marketing-plan/</text:p>
          </table:table-cell>
          <table:table-cell table:number-columns-repeated="1008"/>
        </table:table-row>
        <table:table-row table:style-name="ro2">
          <table:table-cell table:style-name="ce11"/>
          <table:table-cell/>
          <table:table-cell table:style-name="ce5" office:value-type="string" calcext:value-type="string">
            <text:p>benefict-of-seo</text:p>
          </table:table-cell>
          <table:table-cell table:style-name="ce25"/>
          <table:table-cell/>
          <table:table-cell table:style-name="ce25" office:value-type="string" calcext:value-type="string">
            <text:p>https://www.web.com/blog/benefits-of-seo/</text:p>
          </table:table-cell>
          <table:table-cell table:style-name="ce25" table:number-columns-repeated="5"/>
          <table:table-cell table:number-columns-repeated="2" table:style-name="ce5" office:value-type="string" calcext:value-type="string">
            <text:p>https://www.web.com/blog/small-business-seo-guide/</text:p>
          </table:table-cell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35" office:value-type="string" calcext:value-type="string">
            <text:p>https://www.web.com/blog/manage/operations/our-hosting-experience-is-faster-than-ever-</text:p>
          </table:table-cell>
          <table:table-cell table:number-columns-repeated="1007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website-design-best-practices</text:p>
          </table:table-cell>
          <table:table-cell table:style-name="ce11" table:number-columns-repeated="2"/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11" table:number-columns-repeated="1018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guide-on-how-to-choose-which-products-to-sell-online</text:p>
          </table:table-cell>
          <table:table-cell table:style-name="ce9" table:number-columns-repeated="2"/>
          <table:table-cell table:style-name="ce9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5"/>
          <table:table-cell table:style-name="ce11" office:value-type="string" calcext:value-type="string">
            <text:p>https://www.web.com/blog/what-is-dropshipping/</text:p>
          </table:table-cell>
          <table:table-cell table:style-name="ce25" office:value-type="string" calcext:value-type="string">
            <text:p>https://www.web.com/blog/grow/ecommerce/what-is-product-sourcing-</text:p>
          </table:table-cell>
          <table:table-cell table:style-name="ce5" office:value-type="string" calcext:value-type="string">
            <text:p>https://www.web.com/blog/grow/ecommerce/how-to-choose-your-ecommerce-business-model</text:p>
          </table:table-cell>
          <table:table-cell table:style-name="ce25" office:value-type="string" calcext:value-type="string">
            <text:p>https://www.web.com/blog/manage/operations/why-business-directories-and-online-review-management-matter</text:p>
          </table:table-cell>
          <table:table-cell table:style-name="ce25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affordable-marketing-ideas</text:p>
          </table:table-cell>
          <table:table-cell table:style-name="ce9" table:number-columns-repeated="2"/>
          <table:table-cell office:value-type="string" calcext:value-type="string">
            <text:p>https://www.web.com/blog/affordable-marketing-ideas/</text:p>
          </table:table-cell>
          <table:table-cell table:number-columns-repeated="5"/>
          <table:table-cell table:style-name="ce35" office:value-type="string" calcext:value-type="string">
            <text:p>https://www.web.com/online-marketing/seo-tool</text:p>
          </table:table-cell>
          <table:table-cell table:style-name="ce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technical-seo/</text:p>
          </table:table-cell>
          <table:table-cell table:style-name="ce5" office:value-type="string" calcext:value-type="string">
            <text:p>https://www.web.com/blog/how-to-find-the-best-keywords/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blog/use-social-media-small-business/</text:p>
          </table:table-cell>
          <table:table-cell office:value-type="string" calcext:value-type="string">
            <text:p>https://www.web.com/blog/pro-services-benefit/</text:p>
          </table:table-cell>
          <table:table-cell table:number-columns-repeated="1005"/>
        </table:table-row>
        <table:table-row table:style-name="ro2">
          <table:table-cell/>
          <table:table-cell table:style-name="ce25"/>
          <table:table-cell table:style-name="ce5" office:value-type="string" calcext:value-type="string">
            <text:p>how-to-find-the-best-keywords</text:p>
          </table:table-cell>
          <table:table-cell table:style-name="ce25" table:number-columns-repeated="2"/>
          <table:table-cell office:value-type="string" calcext:value-type="string">
            <text:p>https://www.web.com/blog/how-to-find-the-best-keyword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are-local-seo-services/</text:p>
          </table:table-cell>
          <table:table-cell table:style-name="ce25" table:number-columns-repeated="1012"/>
        </table:table-row>
        <table:table-row table:style-name="ro2">
          <table:table-cell table:number-columns-repeated="2"/>
          <table:table-cell table:style-name="ce5" office:value-type="string" calcext:value-type="string">
            <text:p>technical-seo</text:p>
          </table:table-cell>
          <table:table-cell table:style-name="ce5"/>
          <table:table-cell/>
          <table:table-cell office:value-type="string" calcext:value-type="string">
            <text:p>https://www.web.com/blog/technical-seo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website-navigation/</text:p>
          </table:table-cell>
          <table:table-cell table:style-name="ce25" office:value-type="string" calcext:value-type="string">
            <text:p>https://www.web.com/website-security/ssl-certificates</text:p>
          </table:table-cell>
          <table:table-cell table:style-name="ce9" office:value-type="string" calcext:value-type="string">
            <text:p>https://www.web.com/blog/what-is-schema-markup-seo-benefits/</text:p>
          </table:table-cell>
          <table:table-cell table:style-name="ce11" office:value-type="string" calcext:value-type="string">
            <text:p>https://www.web.com/blog/ecommerce-site-too-slow/</text:p>
          </table:table-cell>
          <table:table-cell table:style-name="ce25" table:number-columns-repeated="1009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what-is-schema-markup-seo-benefits</text:p>
          </table:table-cell>
          <table:table-cell table:style-name="ce9" table:number-columns-repeated="2"/>
          <table:table-cell table:style-name="ce25" office:value-type="string" calcext:value-type="string">
            <text:p>https://www.web.com/blog/what-is-schema-markup-seo-benefits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start/website-design/website-navigation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table:style-name="ce35" office:value-type="string" calcext:value-type="string">
            <text:p>https://www.web.com/websites/online-store-builder</text:p>
          </table:table-cell>
          <table:table-cell table:style-name="ce25" office:value-type="string" calcext:value-type="string">
            <text:p>https://www.web.com/blog/grow/marketing/what-do-customers-care-about-in-your-online-reviews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grow/seo/small-business-seo-guide-</text:p>
          </table:table-cell>
          <table:table-cell table:style-name="ce25" office:value-type="string" calcext:value-type="string">
            <text:p>https://www.web.com/blog/grow/marketing/power-of-storytelling-in-marketing-and-branding</text:p>
          </table:table-cell>
          <table:table-cell table:style-name="ce25" table:number-columns-repeated="1006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ecommerce-site-too-slow</text:p>
          </table:table-cell>
          <table:table-cell table:style-name="ce11" table:number-columns-repeated="2"/>
          <table:table-cell table:style-name="ce25" office:value-type="string" calcext:value-type="string">
            <text:p>https://www.web.com/blog/ecommerce-site-too-slow/</text:p>
          </table:table-cell>
          <table:table-cell table:style-name="ce25" table:number-columns-repeated="1018"/>
        </table:table-row>
        <table:table-row table:style-name="ro2">
          <table:table-cell table:number-columns-repeated="2"/>
          <table:table-cell table:style-name="ce5" office:value-type="string" calcext:value-type="string">
            <text:p>what-do-customers-care-about-in-your-online-reviews</text:p>
          </table:table-cell>
          <table:table-cell table:style-name="ce5"/>
          <table:table-cell/>
          <table:table-cell table:style-name="ce25" office:value-type="string" calcext:value-type="string">
            <text:p>https://www.web.com/blog/grow/marketing/what-do-customers-care-about-in-your-online-reviews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grow/marketing/put-online-reviews-to-work-for-your-business</text:p>
          </table:table-cell>
          <table:table-cell table:style-name="ce36" office:value-type="string" calcext:value-type="string">
            <text:p>https://www.web.com/online-marketing/small-business-seo-services</text:p>
          </table:table-cell>
          <table:table-cell table:style-name="ce25" table:number-columns-repeated="1011"/>
        </table:table-row>
        <table:table-row table:style-name="ro2">
          <table:table-cell table:number-columns-repeated="2"/>
          <table:table-cell table:style-name="ce5" office:value-type="string" calcext:value-type="string">
            <text:p>what-are-local-seo-services</text:p>
          </table:table-cell>
          <table:table-cell table:style-name="ce25" table:number-columns-repeated="2"/>
          <table:table-cell table:style-name="ce25" office:value-type="string" calcext:value-type="string">
            <text:p>https://www.web.com/blog/what-are-local-seo-services/</text:p>
          </table:table-cell>
          <table:table-cell table:style-name="ce25" table:number-columns-repeated="5"/>
          <table:table-cell table:style-name="ce36" office:value-type="string" calcext:value-type="string">
            <text:p>https://www.web.com/websites/online-store-builder</text:p>
          </table:table-cell>
          <table:table-cell table:style-name="ce36" office:value-type="string" calcext:value-type="string">
            <text:p>https://www.web.com/online-marketing/small-business-seo-services</text:p>
          </table:table-cell>
          <table:table-cell table:style-name="ce36" office:value-type="string" calcext:value-type="string">
            <text:p>https://www.web.com/blog/do-i-need-local-directory-optimization-services/</text:p>
          </table:table-cell>
          <table:table-cell table:style-name="ce25" table:number-columns-repeated="1010"/>
        </table:table-row>
        <table:table-row table:style-name="ro2">
          <table:table-cell table:number-columns-repeated="2"/>
          <table:table-cell table:style-name="ce5" office:value-type="string" calcext:value-type="string">
            <text:p>how-to-choose-your-ecommerce-business-model</text:p>
          </table:table-cell>
          <table:table-cell table:style-name="ce5"/>
          <table:table-cell/>
          <table:table-cell table:style-name="ce25" office:value-type="string" calcext:value-type="string">
            <text:p>https://www.web.com/blog/grow/ecommerce/how-to-choose-your-ecommerce-business-model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ecommerce/how-to-make-sure-your-ecommerce-works-best-for-your-customers</text:p>
          </table:table-cell>
          <table:table-cell table:style-name="ce25" office:value-type="string" calcext:value-type="string">
            <text:p>https://www.web.com/blog/start/website-design/8-ways-a-website-can-help-you-attract-new-customers</text:p>
          </table:table-cell>
          <table:table-cell table:style-name="ce25"/>
          <table:table-cell table:style-name="ce11" office:value-type="string" calcext:value-type="string">
            <text:p>https://www.web.com/blog/what-is-dropshipping/</text:p>
          </table:table-cell>
          <table:table-cell table:style-name="ce5" office:value-type="string" calcext:value-type="string">
            <text:p>https://www.web.com/blog/grow/ecommerce/how-to-start-an-ecommerce-business-part-time</text:p>
          </table:table-cell>
          <table:table-cell table:style-name="ce25" office:value-type="string" calcext:value-type="string">
            <text:p>https://www.web.com/blog/grow/ecommerce/what-is-product-sourcing-</text:p>
          </table:table-cell>
          <table:table-cell table:style-name="ce25" office:value-type="string" calcext:value-type="string">
            <text:p>https://www.web.com/blog/grow/ecommerce/what-is-ecommerce-the-basics-of-selling-online</text:p>
          </table:table-cell>
          <table:table-cell table:style-name="ce25" office:value-type="string" calcext:value-type="string">
            <text:p>https://www.web.com/blog/manage/customer-experience/5-low-cost-ways-delight-customers</text:p>
          </table:table-cell>
          <table:table-cell table:style-name="ce25" office:value-type="string" calcext:value-type="string">
            <text:p>https://www.web.com/blog/grow/ecommerce/ecommerce-terms-for-beginners</text:p>
          </table:table-cell>
          <table:table-cell table:style-name="ce25" office:value-type="string" calcext:value-type="string">
            <text:p>https://www.web.com/blog/start/finance/small-business-save-money</text:p>
          </table:table-cell>
          <table:table-cell table:style-name="ce25" office:value-type="string" calcext:value-type="string">
            <text:p>https://www.web.com/blog/manage/customer-experience/10-proven-ways-to-build-customer-loyalty</text:p>
          </table:table-cell>
          <table:table-cell table:style-name="ce25" table:number-columns-repeated="1002"/>
        </table:table-row>
        <table:table-row table:style-name="ro2">
          <table:table-cell table:number-columns-repeated="2"/>
          <table:table-cell table:style-name="ce5" office:value-type="string" calcext:value-type="string">
            <text:p>how-to-start-an-ecommerce-business-part-time</text:p>
          </table:table-cell>
          <table:table-cell table:style-name="ce5"/>
          <table:table-cell/>
          <table:table-cell table:style-name="ce27" office:value-type="string" calcext:value-type="string">
            <text:p>https://www.web.com/blog/grow/ecommerce/how-to-start-an-ecommerce-business-part-time</text:p>
          </table:table-cell>
          <table:table-cell table:style-name="ce25" table:number-columns-repeated="5"/>
          <table:table-cell table:style-name="ce11" office:value-type="string" calcext:value-type="string">
            <text:p>https://www.web.com/blog/what-is-dropshipping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grow/marketing/power-of-storytelling-in-marketing-and-branding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2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online-marketing/small-business-seo-services</text:p>
          </table:table-cell>
          <table:table-cell table:style-name="ce25" table:number-columns-repeated="3"/>
          <table:table-cell/>
          <table:table-cell table:style-name="ce25" table:number-columns-repeated="1002"/>
        </table:table-row>
        <table:table-row table:style-name="ro2">
          <table:table-cell table:number-columns-repeated="2"/>
          <table:table-cell table:style-name="ce5" office:value-type="string" calcext:value-type="string">
            <text:p>power-of-storytelling-in-marketing-and-branding</text:p>
          </table:table-cell>
          <table:table-cell table:style-name="ce25" table:number-columns-repeated="2"/>
          <table:table-cell table:style-name="ce25" office:value-type="string" calcext:value-type="string">
            <text:p>https://www.web.com/blog/grow/marketing/power-of-storytelling-in-marketing-and-branding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social-media/what-is-user-generated-content-and-how-is-it-helpful</text:p>
          </table:table-cell>
          <table:table-cell table:style-name="ce25" table:number-columns-repeated="1012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what-is-dropshipping</text:p>
          </table:table-cell>
          <table:table-cell table:style-name="ce11"/>
          <table:table-cell table:style-name="ce25"/>
          <table:table-cell table:style-name="ce25" office:value-type="string" calcext:value-type="string">
            <text:p>https://www.web.com/blog/what-is-dropshipping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ecommerce/how-to-write-a-good-ecommerce-return-policy</text:p>
          </table:table-cell>
          <table:table-cell table:style-name="ce11" office:value-type="string" calcext:value-type="string">
            <text:p>https://www.web.com/blog/grow/marketing/put-online-reviews-to-work-for-your-business</text:p>
          </table:table-cell>
          <table:table-cell table:style-name="ce25" office:value-type="string" calcext:value-type="string">
            <text:p>https://www.web.com/blog/manage/operations/do-i-need-to-invest-in-website-security</text:p>
          </table:table-cell>
          <table:table-cell table:style-name="ce25"/>
          <table:table-cell table:style-name="ce25" office:value-type="string" calcext:value-type="string">
            <text:p>https://www.web.com/blog/manage/operations/how-do-ssl-certificates-work-and-how-do-they-provide-security-</text:p>
          </table:table-cell>
          <table:table-cell table:style-name="ce25" table:number-columns-repeated="1008"/>
        </table:table-row>
        <table:table-row table:style-name="ro2" table:number-rows-repeated="15">
          <table:table-cell table:style-name="ce25" table:number-columns-repeated="1024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 table:number-rows-repeated="4">
          <table:table-cell table:style-name="Default" table:number-columns-repeated="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/00/0000</text:date>, <text:time style:data-style-name="N2" text:time-value="08:49:17.020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15T14:00:37.926000000</dc:date>
    <meta:editing-duration>P1DT3H15M2S</meta:editing-duration>
    <meta:editing-cycles>85</meta:editing-cycles>
    <meta:generator>LibreOffice/7.2.0.4$Windows_X86_64 LibreOffice_project/9a9c6381e3f7a62afc1329bd359cc48accb6435b</meta:generator>
    <meta:document-statistic meta:table-count="1" meta:cell-count="448" meta:object-count="0"/>
  </office:meta>
</office:document-meta>
</file>